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Header">
      <style:paragraph-properties fo:orphans="0" fo:widows="0" fo:hyphenation-ladder-count="no-limit"/>
      <style:text-properties style:font-name="Arial" fo:font-size="8pt" officeooo:paragraph-rsid="000e42cb" style:font-size-asian="8pt" style:font-size-complex="8pt" fo:hyphenate="false" fo:hyphenation-remain-char-count="2" fo:hyphenation-push-char-count="2"/>
    </style:style>
    <style:style style:name="P4" style:family="paragraph" style:parent-style-name="Header">
      <style:text-properties fo:font-size="2pt" officeooo:rsid="000e42cb" officeooo:paragraph-rsid="000e42cb" style:font-size-asian="1.75pt" style:font-size-complex="2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6" style:family="paragraph" style:parent-style-name="akapit_20_1" style:master-page-name="">
      <loext:graphic-properties draw:fill="none"/>
      <style:paragraph-properties fo:margin-left="1.249cm" fo:margin-right="0cm" fo:margin-top="0.199cm" fo:margin-bottom="0.199cm" loext:contextual-spacing="false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Times New Roman" fo:font-size="10pt" fo:font-style="italic" style:text-underline-style="none" officeooo:paragraph-rsid="00101d2d" style:font-size-asian="10pt" style:font-style-asian="italic" style:font-size-complex="10pt" style:font-style-complex="italic" fo:hyphenate="false" fo:hyphenation-remain-char-count="2" fo:hyphenation-push-char-count="2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42cb"/>
    </style:style>
    <style:style style:name="T5" style:family="text">
      <style:text-properties officeooo:rsid="00101d2d"/>
    </style:style>
    <style:style style:name="T6" style:family="text">
      <style:text-properties officeooo:rsid="001085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stęp do metafizyki (fr.)</text:p>
      <text:h text:style-name="Heading_20_1" text:outline-level="1">Definicje</text:h>
      <text:p text:style-name="akapit_20_1">Porównując ze sobą definicje metafizyki i koncepcje absolutu, spostrzegamy , że mimo jawnej rozbieżności zdań filozofowie ut<text:span text:style-name="T6">rzy</text:span>mują zgodnie, iż istnieją dwa do głębi odmienne sposoby poznania rzeczy. Pierwszy zakłada, że rzecz te obchodzi dookoła, drugi - że się w nią wchodzi. Pierwszy zależy od punktu widzenia, jaki zajmujemy, i od symboli, za pomocą których ją wyrażamy. Drugi nie wy<text:span text:style-name="T6">ch</text:span>odzi z żadnego punktu widzenia i nie posługuje się symbolami. O pierwszym rodzaju poznania powiemy, że pozostaje w granicach względności, o drugim - gdzie jest ono w ogóle możliwe <text:span text:style-name="T1">-</text:span> że dociera do absolutu.</text:p>
      <text:h text:style-name="Heading_20_1" text:outline-level="1"><text:bookmark-start text:name="__RefHeading__5_1652706106"/>Ruch<text:bookmark-end text:name="__RefHeading__5_1652706106"/></text:h>
      <text:p text:style-name="akapit_20_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 przypisuję poruszającemu się przedmiotowi pewn<text:span text:style-name="T5">e</text:span> wnętrze i jak gdyby stany duchowe, że z 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 że tak powiem, od mojej strony, ode mnie, lecz od wewnątrz, sam w sobie. Uchwycę absolut. </text:p>
      <text:h text:style-name="Heading_20_1" text:outline-level="1"><text:bookmark-start text:name="__RefHeading__7_1652706106"/>Postać<text:bookmark-end text:name="__RefHeading__7_1652706106"/></text:h>
      <text:p text:style-name="akapit_20_1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h text:style-name="Heading_20_3" text:outline-level="3"><text:soft-page-break/>Źródło</text:h>
      <text:p text:style-name="akapit_20_1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5">ż</text:span> punktów widzenia na nią.</text:p>
      <text:p text:style-name="P6">Wszystkie cechy, z których składa się jej opis,a które mogą pozwolić mi ją poznać tylko przez porównanie z osobami czy rzeczami znanymi mi już skądinąd, są znakami,w których się ona w sposób mniej lub bardziej symboliczny wyraża. Symbole i punkty widzenia stawiają mnie więc na zewnątrz postaci, mówią mi o niej tylko to, co ma ona wspólnego z innymi, lecz do niej właściwie nie należą.</text:p>
      <text:p text:style-name="akapit_20_1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dałoby mi absolut .</text:p>
      <text:h text:style-name="Heading_20_1" text:outline-level="1"><text:bookmark-start text:name="__RefHeading__9_1652706106"/>Absolut<text:bookmark-end text:name="__RefHeading__9_1652706106"/></text:h>
      <text:p text:style-name="akapit_20_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h text:style-name="Heading_20_1" text:outline-level="1">Spis treści<text:tab/></text:h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kapit_20_1" style:display-name="akapit 1" style:family="paragraph" style:parent-style-name="Standard">
      <loext:graphic-properties draw:fill="none"/>
      <style:paragraph-properties fo:margin-left="0cm" fo:margin-right="0cm" fo:margin-top="0.199cm" fo:margin-bottom="0.199cm" loext:contextual-spacing="false" fo:line-height="150%" fo:text-align="justify" style:justify-single-word="false" fo:orphans="0" fo:widows="0" fo:hyphenation-ladder-count="no-limit" fo:text-indent="1cm" style:auto-text-indent="false" fo:background-color="transparent" style:writing-mode="lr-tb"/>
      <style:text-properties fo:hyphenate="false" fo:hyphenation-remain-char-count="2" fo:hyphenation-push-char-count="2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98cm" table:align="margins" style:writing-mode="lr-tb"/>
    </style:style>
    <style:style style:name="Tabela1.A" style:family="table-column">
      <style:table-column-properties style:column-width="7.999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8pt" officeooo:paragraph-rsid="000e42cb" style:font-size-asian="8pt" style:font-size-complex="8pt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3" style:family="paragraph" style:parent-style-name="Header">
      <style:text-properties fo:font-size="2pt" officeooo:rsid="000e42cb" officeooo:paragraph-rsid="000e42cb" style:font-size-asian="1.75pt" style:font-size-complex="2pt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officeooo:rsid="000e42cb"/>
    </style:style>
    <style:page-layout style:name="Mpm1">
      <style:page-layout-properties fo:page-width="21.001cm" fo:page-height="29.7cm" style:num-format="1" style:print-orientation="portrait" fo:margin-top="2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<text:span text:style-name="MT1">Henri Bergson (1859-1941), Wstęp do metafizyki (fr.)</text:span></text:p>
            </table:table-cell>
            <table:table-cell office:value-type="string">
              <text:p text:style-name="MP2"><text:span text:style-name="MT2">–</text:span> <text:page-number text:select-page="current">2</text:page-number><text:s/><text:span text:style-name="MT2">–</text:span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8-10-05T10:34:11.189581625</dc:date>
    <meta:print-date>2008-09-21T20:51:00</meta:print-date>
    <meta:editing-cycles>21</meta:editing-cycles>
    <meta:editing-duration>PT32M33S</meta:editing-duration>
    <meta:generator>LibreOffice/6.0.6.2$Linux_X86_64 LibreOffice_project/00m0$Build-2</meta:generator>
    <meta:document-statistic meta:table-count="1" meta:image-count="0" meta:object-count="0" meta:page-count="2" meta:paragraph-count="17" meta:word-count="678" meta:character-count="4415" meta:non-whitespace-character-count="3747"/>
    <meta:user-defined meta:name="Informacja 1"/>
    <meta:user-defined meta:name="Informacja 2"/>
    <meta:user-defined meta:name="Informacja 3"/>
    <meta:user-defined meta:name="Informacja 4"/>
  </office:meta>
</office:document-meta>
</file>